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9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7T14:35:00" calcext:value-type="date">
            <text:p>07/04/2020 14:35:00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7T14:35:00" calcext:value-type="date">
            <text:p>07/04/2020 14:35:00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6T14:10:00" calcext:value-type="date">
            <text:p>06/04/2020 14:10:00</text:p>
          </table:table-cell>
        </table:table-row>
      </table:table>
      <table:table table:name="Fuente-Dashboard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7" calcext:value-type="float">
            <text:p>8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5" calcext:value-type="float">
            <text:p>10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19" calcext:value-type="float">
            <text:p>13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4" calcext:value-type="float">
            <text:p>14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4" calcext:value-type="float">
            <text:p>15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56" calcext:value-type="float">
            <text:p>175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1" calcext:value-type="float">
            <text:p>22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561" calcext:value-type="float">
            <text:p>25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2954" calcext:value-type="float">
            <text:p>2954</text:p>
          </table:table-cell>
          <table:table-cell office:value-type="float" office:value="107" calcext:value-type="float">
            <text:p>107</text:p>
          </table:table-cell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64" calcext:value-type="float">
            <text:p>1264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39" calcext:value-type="float">
            <text:p>1639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837" calcext:value-type="float">
            <text:p>1837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" table:style-name="ta1">
        <office:forms form:automatic-focus="false" form:apply-design-mode="false"/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0" calcext:value-type="float">
            <text:p>580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4" calcext:value-type="float">
            <text:p>634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69" calcext:value-type="float">
            <text:p>669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7" calcext:value-type="float">
            <text:p>807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1" calcext:value-type="float">
            <text:p>21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0" calcext:value-type="float">
            <text:p>950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30" calcext:value-type="float">
            <text:p>30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5" calcext:value-type="float">
            <text:p>1065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41" calcext:value-type="float">
            <text:p>41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19" calcext:value-type="float">
            <text:p>1319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8" calcext:value-type="float">
            <text:p>58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4" calcext:value-type="float">
            <text:p>1414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65" calcext:value-type="float">
            <text:p>65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4" calcext:value-type="float">
            <text:p>1594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74" calcext:value-type="float">
            <text:p>74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'.B30]+[$'Fuente-Dashboard-Departamentos'.D30]+[$'Fuente-Dashboard-Departamentos'.F30]+[$'Fuente-Dashboard-Departamentos'.H30]+[$'Fuente-Dashboard-Departamentos'.J30]+[$'Fuente-Dashboard-Departamentos'.L30]+[$'Fuente-Dashboard-Departamentos'.N30]+[$'Fuente-Dashboard-Departamentos'.P30]+[$'Fuente-Dashboard-Departamentos'.R30]+[$'Fuente-Dashboard-Departamentos'.T30]+[$'Fuente-Dashboard-Departamentos'.V30]+[$'Fuente-Dashboard-Departamentos'.X30]+[$'Fuente-Dashboard-Departamentos'.Z30]+[$'Fuente-Dashboard-Departamentos'.AB30]+[$'Fuente-Dashboard-Departamentos'.AD30]+[$'Fuente-Dashboard-Departamentos'.AF30]+[$'Fuente-Dashboard-Departamentos'.AH30]+[$'Fuente-Dashboard-Departamentos'.AJ30]+[$'Fuente-Dashboard-Departamentos'.AL30]+[$'Fuente-Dashboard-Departamentos'.AN30]+[$'Fuente-Dashboard-Departamentos'.AP30]+[$'Fuente-Dashboard-Departamentos'.AR30]+[$'Fuente-Dashboard-Departamentos'.AT30]+[$'Fuente-Dashboard-Departamentos'.AV30]+[$'Fuente-Dashboard-Departamentos'.AX30]" office:value-type="float" office:value="1756" calcext:value-type="float">
            <text:p>1756</text:p>
          </table:table-cell>
          <table:table-cell table:formula="of:=[$'Fuente-Dashboard-Departamentos'.C30]+[$'Fuente-Dashboard-Departamentos'.E30]+[$'Fuente-Dashboard-Departamentos'.G30]+[$'Fuente-Dashboard-Departamentos'.I30]+[$'Fuente-Dashboard-Departamentos'.K30]+[$'Fuente-Dashboard-Departamentos'.M30]+[$'Fuente-Dashboard-Departamentos'.O30]+[$'Fuente-Dashboard-Departamentos'.Q30]+[$'Fuente-Dashboard-Departamentos'.S30]+[$'Fuente-Dashboard-Departamentos'.U30]+[$'Fuente-Dashboard-Departamentos'.W30]+[$'Fuente-Dashboard-Departamentos'.Y30]+[$'Fuente-Dashboard-Departamentos'.AA30]+[$'Fuente-Dashboard-Departamentos'.AC30]+[$'Fuente-Dashboard-Departamentos'.AE30]+[$'Fuente-Dashboard-Departamentos'.AG30]+[$'Fuente-Dashboard-Departamentos'.AI30]+[$'Fuente-Dashboard-Departamentos'.AK30]+[$'Fuente-Dashboard-Departamentos'.AM30]+[$'Fuente-Dashboard-Departamentos'.AO30]+[$'Fuente-Dashboard-Departamentos'.AQ30]+[$'Fuente-Dashboard-Departamentos'.AS30]+[$'Fuente-Dashboard-Departamentos'.AU30]+[$'Fuente-Dashboard-Departamentos'.AW30]+[$'Fuente-Dashboard-Departamentos'.AY30]" office:value-type="float" office:value="83" calcext:value-type="float">
            <text:p>83</text:p>
          </table:table-cell>
          <table:table-cell table:formula="of:=[.B30]=[$'Fuente-Dashboard'.B30]" office:value-type="boolean" office:boolean-value="true" calcext:value-type="boolean">
            <text:p>VERDADERO</text:p>
          </table:table-cell>
          <table:table-cell table:formula="of:=[.C30]=[$'Fuente-Dashboard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'.B31]+[$'Fuente-Dashboard-Departamentos'.D31]+[$'Fuente-Dashboard-Departamentos'.F31]+[$'Fuente-Dashboard-Departamentos'.H31]+[$'Fuente-Dashboard-Departamentos'.J31]+[$'Fuente-Dashboard-Departamentos'.L31]+[$'Fuente-Dashboard-Departamentos'.N31]+[$'Fuente-Dashboard-Departamentos'.P31]+[$'Fuente-Dashboard-Departamentos'.R31]+[$'Fuente-Dashboard-Departamentos'.T31]+[$'Fuente-Dashboard-Departamentos'.V31]+[$'Fuente-Dashboard-Departamentos'.X31]+[$'Fuente-Dashboard-Departamentos'.Z31]+[$'Fuente-Dashboard-Departamentos'.AB31]+[$'Fuente-Dashboard-Departamentos'.AD31]+[$'Fuente-Dashboard-Departamentos'.AF31]+[$'Fuente-Dashboard-Departamentos'.AH31]+[$'Fuente-Dashboard-Departamentos'.AJ31]+[$'Fuente-Dashboard-Departamentos'.AL31]+[$'Fuente-Dashboard-Departamentos'.AN31]+[$'Fuente-Dashboard-Departamentos'.AP31]+[$'Fuente-Dashboard-Departamentos'.AR31]+[$'Fuente-Dashboard-Departamentos'.AT31]+[$'Fuente-Dashboard-Departamentos'.AV31]+[$'Fuente-Dashboard-Departamentos'.AX31]" office:value-type="float" office:value="2281" calcext:value-type="float">
            <text:p>2281</text:p>
          </table:table-cell>
          <table:table-cell table:formula="of:=[$'Fuente-Dashboard-Departamentos'.C31]+[$'Fuente-Dashboard-Departamentos'.E31]+[$'Fuente-Dashboard-Departamentos'.G31]+[$'Fuente-Dashboard-Departamentos'.I31]+[$'Fuente-Dashboard-Departamentos'.K31]+[$'Fuente-Dashboard-Departamentos'.M31]+[$'Fuente-Dashboard-Departamentos'.O31]+[$'Fuente-Dashboard-Departamentos'.Q31]+[$'Fuente-Dashboard-Departamentos'.S31]+[$'Fuente-Dashboard-Departamentos'.U31]+[$'Fuente-Dashboard-Departamentos'.W31]+[$'Fuente-Dashboard-Departamentos'.Y31]+[$'Fuente-Dashboard-Departamentos'.AA31]+[$'Fuente-Dashboard-Departamentos'.AC31]+[$'Fuente-Dashboard-Departamentos'.AE31]+[$'Fuente-Dashboard-Departamentos'.AG31]+[$'Fuente-Dashboard-Departamentos'.AI31]+[$'Fuente-Dashboard-Departamentos'.AK31]+[$'Fuente-Dashboard-Departamentos'.AM31]+[$'Fuente-Dashboard-Departamentos'.AO31]+[$'Fuente-Dashboard-Departamentos'.AQ31]+[$'Fuente-Dashboard-Departamentos'.AS31]+[$'Fuente-Dashboard-Departamentos'.AU31]+[$'Fuente-Dashboard-Departamentos'.AW31]+[$'Fuente-Dashboard-Departamentos'.AY31]" office:value-type="float" office:value="99" calcext:value-type="float">
            <text:p>99</text:p>
          </table:table-cell>
          <table:table-cell table:formula="of:=[.B31]=[$'Fuente-Dashboard'.B31]" office:value-type="boolean" office:boolean-value="true" calcext:value-type="boolean">
            <text:p>VERDADERO</text:p>
          </table:table-cell>
          <table:table-cell table:formula="of:=[.C31]=[$'Fuente-Dashboard'.C31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9" table:formula="of:=[.C22]-[.C21]" office:value-type="float" office:value="100" calcext:value-type="float">
            <text:p>100</text:p>
          </table:table-cell>
          <table:table-cell table:style-name="ce9" table:formula="of:=[.C23]-[.B23]" office:value-type="float" office:value="580" calcext:value-type="float">
            <text:p>580</text:p>
          </table:table-cell>
          <table:table-cell table:style-name="ce9" table:formula="of:=[.D23]" office:value-type="float" office:value="14" calcext:value-type="float">
            <text:p>14</text:p>
          </table:table-cell>
          <table:table-cell table:style-name="ce9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7T14:41:05.920045426</dc:date>
    <meta:editing-duration>P1DT23H37M12S</meta:editing-duration>
    <meta:editing-cycles>23</meta:editing-cycles>
    <meta:generator>LibreOffice/6.1.6.3$Linux_X86_64 LibreOffice_project/10$Build-3</meta:generator>
    <meta:document-statistic meta:table-count="5" meta:cell-count="1078" meta:object-count="0"/>
  </office:meta>
</office:document-meta>
</file>